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CN" svg:font-family="'AR PL UKai CN'" style:font-pitch="variable"/>
    <style:font-face style:name="ARiel" svg:font-family="ARie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0ede" officeooo:paragraph-rsid="00000ede"/>
    </style:style>
    <style:style style:name="P2" style:family="paragraph" style:parent-style-name="Standard">
      <style:text-properties style:font-name="ARiel" officeooo:rsid="00000ede" officeooo:paragraph-rsid="0009aa1b"/>
    </style:style>
    <style:style style:name="P3" style:family="paragraph" style:parent-style-name="Text_20_body">
      <style:paragraph-properties fo:text-align="justify" style:justify-single-word="false"/>
      <style:text-properties style:font-name="ARiel" officeooo:paragraph-rsid="0005dddd"/>
    </style:style>
    <style:style style:name="T1" style:family="text">
      <style:text-properties officeooo:rsid="00000ede"/>
    </style:style>
    <style:style style:name="T2" style:family="text">
      <style:text-properties style:font-name="ARiel"/>
    </style:style>
    <style:style style:name="T3" style:family="text">
      <style:text-properties style:font-name="ARiel" officeooo:rsid="00000ede"/>
    </style:style>
    <style:style style:name="T4" style:family="text">
      <style:text-properties style:font-name="ARiel" officeooo:rsid="0009aa1b"/>
    </style:style>
    <style:style style:name="T5" style:family="text">
      <style:text-properties officeooo:rsid="0007c2fd"/>
    </style:style>
    <style:style style:name="T6" style:family="text">
      <style:text-properties officeooo:rsid="0009aa1b"/>
    </style:style>
    <style:style style:name="T7" style:family="text">
      <style:text-properties officeooo:rsid="000b19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1"/>
      <text:p text:style-name="P1"/>
      <text:p text:style-name="P1"/>
      <text:p text:style-name="P3">However, Laubert et al. <text:span text:style-name="T7">a</text:span>lso note <text:span text:style-name="T7">that</text:span> <text:span text:style-name="T7">i</text:span>mproved quality standards are essential for detecting errors such as chimeric sequences and sequencing artifacts, which are crucial for ensuring reliable results. Current assemblers also struggle with low read coverage, often due to insufficient viral enrichment in the studies from which the data originates. This issue leads to incomplete contigs that are unsuitable for taxonomic classification. Hypervariable regions in RNA viruses further complicate assembly due to their high sequence variability from rapid mutation rates. <text:span text:style-name="T5">A</text:span>ssemblers align and merge sequences by identifying overlapping regions and matching similar patterns to create a complete sequence, which becomes challenging when sequences exhibit <text:span text:style-name="T5">high </text:span>variability.<text:span text:style-name="T1"> Finally, viral sequences are identified by matching reads against a viral reference database. Accurate identification of viral sequences, therefore, relies on </text:span><text:span text:style-name="T6">viral </text:span><text:span text:style-name="T1">reference genomes that capture the full diversity of viral populations. Meaning that data-driven virus discovery depends on ongoing, detailed characterization of the virosphere. Additionally, there is a need for improved alignment methods, as current pairwise alignment techniques, such as BLAST, frequently fall short in detecting highly divergent viral sequences.</text:span></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CN" svg:font-family="'AR PL UKai CN'" style:font-pitch="variable"/>
    <style:font-face style:name="ARiel" svg:font-family="ARie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8:46:11.630458811</meta:creation-date>
    <dc:date>2024-09-06T20:11:46.156006650</dc:date>
    <meta:editing-duration>PT2M32S</meta:editing-duration>
    <meta:editing-cycles>1</meta:editing-cycles>
    <meta:document-statistic meta:table-count="0" meta:image-count="0" meta:object-count="0" meta:page-count="1" meta:paragraph-count="2" meta:word-count="179" meta:character-count="1305" meta:non-whitespace-character-count="1128"/>
    <meta:generator>LibreOffice/7.3.7.2$Linux_X86_64 LibreOffice_project/30$Build-2</meta:generator>
  </office:meta>
</office:document-meta>
</file>